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P2" style:family="paragraph" style:parent-style-name="Default"/>
    <style:style style:name="P3" style:family="paragraph" style:parent-style-name="Default"/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/>
    </style:style>
    <style:style style:name="T5" style:family="text">
      <style:text-properties fo:font-weight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docs-internal-guid-6ad9e12d-7fff-1637-1cce-a7117e12e051"/>14. Załączniki</text:h>
      <text:p text:style-name="Text_20_body"><text:span text:style-name="T5"><text:line-break/><text:tab/></text:span><text:span text:style-name="T7">14.1.</text:span><text:span text:style-name="T3">Kod programu </text:span><text:span text:style-name="T4">NDT Generator v1.0</text:span><text:span text:style-name="T6"> <text:s/></text:span></text:p>
      <text:h text:style-name="Default" text:outline-level="1"/>
      <text:h text:style-name="Default" text:outline-level="1"/>
      <text:h text:style-name="Default" text:outline-level="1"/>
      <text:h text:style-name="Default" text:outline-level="1"/>
      <text:h text:style-name="Default" text:outline-level="2"><text:s text:c="2"/>1 <text:s/><text:span text:style-name="style9">#include &lt;iostream&gt;</text:span></text:h>
      <text:h text:style-name="Default" text:outline-level="1"><text:s text:c="2"/>2 <text:s/><text:span text:style-name="style9">#include &lt;fstream&gt;</text:span></text:h>
      <text:h text:style-name="Default" text:outline-level="1"><text:s text:c="2"/>3 <text:s/><text:span text:style-name="style9">#include &lt;string.h&gt;</text:span></text:h>
      <text:h text:style-name="Default" text:outline-level="1"><text:s text:c="2"/>4 <text:s/></text:h>
      <text:h text:style-name="Default" text:outline-level="1"><text:s text:c="2"/>5 <text:s/></text:h>
      <text:h text:style-name="Default" text:outline-level="1"><text:s text:c="2"/>6 <text:s/><text:span text:style-name="style5">int </text:span><text:span text:style-name="style11">main</text:span><text:span text:style-name="style10">()</text:span></text:h>
      <text:h text:style-name="Default" text:outline-level="1"><text:s text:c="2"/>7 <text:s/><text:span text:style-name="style10">{</text:span></text:h>
      <text:h text:style-name="Default" text:outline-level="1"><text:s text:c="2"/>8 <text:s text:c="5"/><text:span text:style-name="style5">using namespace </text:span><text:span text:style-name="style16">std</text:span><text:span text:style-name="style10">;</text:span></text:h>
      <text:h text:style-name="Default" text:outline-level="1"><text:s text:c="2"/>9 <text:s text:c="2"/><text:span text:style-name="style5">char </text:span><text:span text:style-name="style11">decyzja</text:span><text:span text:style-name="style10">;</text:span></text:h>
      <text:h text:style-name="Default" text:outline-level="1"><text:s/>10 <text:s text:c="5"/><text:span text:style-name="style5">do</text:span><text:span text:style-name="style10">{</text:span></text:h>
      <text:h text:style-name="Default" text:outline-level="1"><text:s/>11 <text:s/></text:h>
      <text:h text:style-name="Default" text:outline-level="1"><text:s/>12 <text:s text:c="5"/><text:span text:style-name="style16">string </text:span><text:span text:style-name="style11">nazwa_pliku</text:span><text:span text:style-name="style10">;</text:span></text:h>
      <text:h text:style-name="Default" text:outline-level="1"><text:s/>13 <text:s text:c="5"/><text:span text:style-name="style5">int </text:span><text:span text:style-name="style11">X</text:span><text:span text:style-name="style10">,</text:span><text:span text:style-name="style11">Y </text:span><text:span text:style-name="style10">= </text:span><text:span text:style-name="style4">0</text:span><text:span text:style-name="style10">;</text:span></text:h>
      <text:h text:style-name="Default" text:outline-level="1"><text:s/>14 <text:s text:c="5"/><text:span text:style-name="style5">int </text:span><text:span text:style-name="style11">kierunek</text:span><text:span text:style-name="style10">; </text:span><text:span text:style-name="style2">//1-poziomo , 2-pionowo</text:span></text:h>
      <text:h text:style-name="Default" text:outline-level="1"><text:s/>15 <text:s text:c="5"/><text:span text:style-name="style5">int </text:span><text:span text:style-name="style11">flaga_kierunek </text:span><text:span text:style-name="style10">=</text:span><text:span text:style-name="style4">0</text:span><text:span text:style-name="style10">;</text:span></text:h>
      <text:h text:style-name="Default" text:outline-level="1"><text:s/>16 <text:s text:c="5"/><text:span text:style-name="style5">int </text:span><text:span text:style-name="style11">A </text:span><text:span text:style-name="style10">=</text:span><text:span text:style-name="style4">0</text:span><text:span text:style-name="style10">;</text:span></text:h>
      <text:h text:style-name="Default" text:outline-level="1"><text:s/>17 <text:s text:c="5"/><text:span text:style-name="style5">int </text:span><text:span text:style-name="style11">B </text:span><text:span text:style-name="style10">=</text:span><text:span text:style-name="style4">0</text:span><text:span text:style-name="style10">;</text:span></text:h>
      <text:h text:style-name="Default" text:outline-level="1"><text:s/>18 <text:s text:c="5"/><text:span text:style-name="style5">int </text:span><text:span text:style-name="style11">skok </text:span><text:span text:style-name="style10">= </text:span><text:span text:style-name="style4">0</text:span><text:span text:style-name="style10">;</text:span></text:h>
      <text:h text:style-name="Default" text:outline-level="1"><text:s/>19 <text:s text:c="5"/><text:span text:style-name="style5">int </text:span><text:span text:style-name="style11">predkosc </text:span><text:span text:style-name="style10">=</text:span><text:span text:style-name="style4">0</text:span><text:span text:style-name="style10">;</text:span></text:h>
      <text:h text:style-name="Default" text:outline-level="1"><text:s/>20 <text:s text:c="5"/><text:span text:style-name="style5">int </text:span><text:span text:style-name="style11">klin</text:span><text:span text:style-name="style10">,</text:span><text:span text:style-name="style11">klin_a</text:span><text:span text:style-name="style10">,</text:span><text:span text:style-name="style11">klin_b </text:span><text:span text:style-name="style10">= </text:span><text:span text:style-name="style4">0</text:span><text:span text:style-name="style10">;</text:span></text:h>
      <text:h text:style-name="Default" text:outline-level="1"><text:s/>21 <text:s text:c="5"/><text:span text:style-name="style5">char </text:span><text:span text:style-name="style11">decyzja</text:span><text:span text:style-name="style10">=</text:span><text:span text:style-name="style7">'0'</text:span><text:span text:style-name="style10">;</text:span></text:h>
      <text:h text:style-name="Default" text:outline-level="1"><text:s/>22 <text:s text:c="5"/><text:span text:style-name="style5">char </text:span><text:span text:style-name="style11">cp </text:span><text:span text:style-name="style10">=</text:span><text:span text:style-name="style7">'alt+184'</text:span><text:span text:style-name="style10">;</text:span></text:h>
      <text:h text:style-name="Default" text:outline-level="1"><text:s/>23 <text:s text:c="5"/><text:span text:style-name="style16">cout </text:span><text:span text:style-name="style10">&lt;&lt; </text:span><text:span text:style-name="style6">"NDT GENERATOR 1.0v"</text:span><text:span text:style-name="style10">&lt;&lt;</text:span><text:span text:style-name="style16">endl</text:span><text:span text:style-name="style10">&lt;&lt;</text:span><text:span text:style-name="style6">"By KAWECKI MATEUSZ 2019"</text:span><text:span text:style-name="style10">&lt;&lt;</text:span><text:span text:style-name="style6">"\b\b\b\b\b\b\b\b\b\b\b\b"</text:span><text:span text:style-name="style10">;</text:span></text:h>
      <text:h text:style-name="Default" text:outline-level="1"><text:s/>24 <text:s text:c="5"/><text:span text:style-name="style16">cout <text:s text:c="3"/></text:span><text:span text:style-name="style10">&lt;&lt;</text:span><text:span text:style-name="style16">endl </text:span><text:span text:style-name="style10">&lt;&lt;</text:span><text:span text:style-name="style16">endl</text:span><text:span text:style-name="style10">;</text:span></text:h>
      <text:h text:style-name="Default" text:outline-level="1"><text:s/>25 <text:s text:c="5"/><text:span text:style-name="style16">cout </text:span><text:span text:style-name="style10">&lt;&lt; </text:span><text:span text:style-name="style6">"1. PODAJ NAZWE PLIKU: ............"</text:span><text:span text:style-name="style10">&lt;&lt;</text:span><text:span text:style-name="style6">"\b\b\b\b\b\b\b\b\b\b\b\b"</text:span><text:span text:style-name="style10">;</text:span></text:h>
      <text:h text:style-name="Default" text:outline-level="1"><text:s/>26 <text:s text:c="5"/><text:span text:style-name="style16">cin</text:span><text:span text:style-name="style10">&gt;&gt;</text:span><text:span text:style-name="style11">nazwa_pliku</text:span><text:span text:style-name="style10">;</text:span></text:h>
      <text:h text:style-name="Default" text:outline-level="1"><text:s/>27 <text:s text:c="5"/><text:span text:style-name="style11">nazwa_pliku </text:span><text:span text:style-name="style10">= </text:span><text:span text:style-name="style11">nazwa_pliku </text:span><text:span text:style-name="style10">+ </text:span><text:span text:style-name="style6">".GCODE"</text:span><text:span text:style-name="style10">;</text:span></text:h>
      <text:h text:style-name="Default" text:outline-level="1"><text:s/>28 <text:s text:c="5"/><text:span text:style-name="style16">cout </text:span><text:span text:style-name="style10">&lt;&lt;</text:span><text:span text:style-name="style16">endl</text:span><text:span text:style-name="style10">&lt;&lt;</text:span><text:span text:style-name="style16">endl</text:span><text:span text:style-name="style10">&lt;&lt; </text:span><text:span text:style-name="style6">"2. PODAJ WYMIARY POLA ROBOCZEGO"</text:span><text:span text:style-name="style10">&lt;&lt;</text:span><text:span text:style-name="style16">endl</text:span><text:span text:style-name="style10">;</text:span></text:h>
      <text:h text:style-name="Default" text:outline-level="1"><text:s/>29 <text:s text:c="5"/><text:span text:style-name="style16">cout </text:span><text:span text:style-name="style10">&lt;&lt; </text:span><text:span text:style-name="style6">" <text:s text:c="5"/>_________________"</text:span><text:span text:style-name="style10">&lt;&lt;</text:span><text:span text:style-name="style16">endl</text:span><text:span text:style-name="style10">;</text:span></text:h>
      <text:h text:style-name="Default" text:outline-level="1"><text:s/>30 <text:s text:c="5"/><text:span text:style-name="style16">cout </text:span><text:span text:style-name="style10">&lt;&lt; </text:span><text:span text:style-name="style6">" <text:s text:c="5"/>| <text:s text:c="14"/>|"</text:span><text:span text:style-name="style10">&lt;&lt;</text:span><text:span text:style-name="style16">endl</text:span><text:span text:style-name="style10">;</text:span></text:h>
      <text:h text:style-name="Default" text:outline-level="1"><text:s/>31 <text:s text:c="5"/><text:span text:style-name="style16">cout </text:span><text:span text:style-name="style10">&lt;&lt; </text:span><text:span text:style-name="style6">" <text:s text:c="5"/>| <text:s text:c="14"/>|"</text:span><text:span text:style-name="style10">&lt;&lt;</text:span><text:span text:style-name="style16">endl</text:span><text:span text:style-name="style10">;</text:span></text:h>
      <text:h text:style-name="Default" text:outline-level="1"><text:s/>32 <text:s text:c="5"/><text:span text:style-name="style16">cout </text:span><text:span text:style-name="style10">&lt;&lt; </text:span><text:span text:style-name="style6">" <text:s text:c="5"/>| <text:s text:c="14"/>|"</text:span><text:span text:style-name="style10">&lt;&lt;</text:span><text:span text:style-name="style16">endl</text:span><text:span text:style-name="style10">;</text:span></text:h>
      <text:h text:style-name="Default" text:outline-level="1"><text:s/>33 <text:s text:c="5"/><text:span text:style-name="style16">cout </text:span><text:span text:style-name="style10">&lt;&lt; </text:span><text:span text:style-name="style6">" <text:s text:c="5"/>| <text:s text:c="14"/>|"</text:span><text:span text:style-name="style10">&lt;&lt;</text:span><text:span text:style-name="style16">endl</text:span><text:span text:style-name="style10">;</text:span></text:h>
      <text:h text:style-name="Default" text:outline-level="1"><text:s/>34 <text:s text:c="5"/><text:span text:style-name="style16">cout </text:span><text:span text:style-name="style10">&lt;&lt; </text:span><text:span text:style-name="style6">" <text:s text:c="3"/>A | <text:s text:c="14"/>|"</text:span><text:span text:style-name="style10">&lt;&lt;</text:span><text:span text:style-name="style16">endl</text:span><text:span text:style-name="style10">;</text:span></text:h>
      <text:h text:style-name="Default" text:outline-level="1"><text:s/>35 <text:s text:c="5"/><text:span text:style-name="style16">cout </text:span><text:span text:style-name="style10">&lt;&lt; </text:span><text:span text:style-name="style6">" <text:s text:c="5"/>| <text:s text:c="14"/>|"</text:span><text:span text:style-name="style10">&lt;&lt;</text:span><text:span text:style-name="style16">endl</text:span><text:span text:style-name="style10">;</text:span></text:h>
      <text:h text:style-name="Default" text:outline-level="1"><text:s/>36 <text:s text:c="5"/><text:span text:style-name="style16">cout </text:span><text:span text:style-name="style10">&lt;&lt; </text:span><text:span text:style-name="style6">" <text:s text:c="5"/>| <text:s text:c="14"/>|"</text:span><text:span text:style-name="style10">&lt;&lt;</text:span><text:span text:style-name="style16">endl</text:span><text:span text:style-name="style10">;</text:span></text:h>
      <text:h text:style-name="Default" text:outline-level="1"><text:s/>37 <text:s text:c="5"/><text:span text:style-name="style16">cout </text:span><text:span text:style-name="style10">&lt;&lt; </text:span><text:span text:style-name="style6">" <text:s text:c="5"/>| <text:s text:c="14"/>|"</text:span><text:span text:style-name="style10">&lt;&lt;</text:span><text:span text:style-name="style16">endl</text:span><text:span text:style-name="style10">;</text:span></text:h>
      <text:h text:style-name="Default" text:outline-level="1"><text:s/>38 <text:s text:c="5"/><text:span text:style-name="style16">cout </text:span><text:span text:style-name="style10">&lt;&lt; </text:span><text:span text:style-name="style6">" <text:s text:c="5"/>|_______________|"</text:span><text:span text:style-name="style10">&lt;&lt;</text:span><text:span text:style-name="style16">endl</text:span><text:span text:style-name="style10">;</text:span></text:h>
      <text:h text:style-name="Default" text:outline-level="1"><text:s/>39 <text:s text:c="5"/><text:span text:style-name="style16">cout </text:span><text:span text:style-name="style10">&lt;&lt; </text:span><text:span text:style-name="style6">" <text:s text:c="13"/>B"</text:span><text:span text:style-name="style10">&lt;&lt;</text:span><text:span text:style-name="style16">endl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<text:s/>40 <text:s text:c="5"/><text:span text:style-name="style16">cout </text:span><text:span text:style-name="style10">&lt;&lt; </text:span><text:span text:style-name="style6">"PODAJ WARTOSC A [mm]: ......."</text:span><text:span text:style-name="style10">&lt;&lt;</text:span><text:span text:style-name="style6">"\b\b\b\b\b\b\b"</text:span><text:span text:style-name="style10">;</text:span></text:h>
      <text:h text:style-name="Default" text:outline-level="1"><text:s/>41 <text:s text:c="5"/><text:span text:style-name="style16">cin</text:span><text:span text:style-name="style10">&gt;&gt;</text:span><text:span text:style-name="style11">A</text:span><text:span text:style-name="style10">;</text:span></text:h>
      <text:h text:style-name="Default" text:outline-level="1"><text:s/>42 <text:s text:c="5"/><text:span text:style-name="style16">cout </text:span><text:span text:style-name="style10">&lt;&lt; </text:span><text:span text:style-name="style16">endl</text:span><text:span text:style-name="style10">&lt;&lt;</text:span><text:span text:style-name="style16">endl</text:span><text:span text:style-name="style10">&lt;&lt; </text:span><text:span text:style-name="style6">"PODAJ WARTOSC B [mm]: ......."</text:span><text:span text:style-name="style10">&lt;&lt;</text:span><text:span text:style-name="style6">"\b\b\b\b\b\b\b"</text:span><text:span text:style-name="style10">;</text:span></text:h>
      <text:h text:style-name="Default" text:outline-level="1"><text:s/>43 <text:s text:c="5"/><text:span text:style-name="style16">cin</text:span><text:span text:style-name="style10">&gt;&gt;</text:span><text:span text:style-name="style11">B</text:span><text:span text:style-name="style10">;</text:span></text:h>
      <text:h text:style-name="Default" text:outline-level="1"><text:s/>44 <text:s text:c="5"/><text:span text:style-name="style16">cout </text:span><text:span text:style-name="style10">&lt;&lt; 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<text:s/>45 <text:s text:c="5"/><text:span text:style-name="style16">cout </text:span><text:span text:style-name="style10">&lt;&lt; </text:span><text:span text:style-name="style6">" <text:s text:c="5"/>_ _ _ _ _ _ _ -&gt;"</text:span><text:span text:style-name="style10">&lt;&lt;</text:span><text:span text:style-name="style16">endl</text:span><text:span text:style-name="style10">;</text:span></text:h>
      <text:h text:style-name="Default" text:outline-level="1"><text:s/>46 <text:s text:c="5"/><text:span text:style-name="style16">cout </text:span><text:span text:style-name="style10">&lt;&lt; </text:span><text:span text:style-name="style6">" <text:s text:c="4"/>|"</text:span><text:span text:style-name="style10">&lt;&lt;</text:span><text:span text:style-name="style16">endl</text:span><text:span text:style-name="style10">;</text:span></text:h>
      <text:h text:style-name="Default" text:outline-level="1"><text:s/>47 <text:s text:c="5"/><text:span text:style-name="style16">cout </text:span><text:span text:style-name="style10">&lt;&lt; </text:span><text:span text:style-name="style6">" <text:s text:c="4"/>| <text:s text:c="6"/>"</text:span><text:span text:style-name="style10">&lt;&lt;</text:span><text:span text:style-name="style16">endl</text:span><text:span text:style-name="style10">;</text:span></text:h>
      <text:h text:style-name="Default" text:outline-level="1"><text:s/>48 <text:s text:c="5"/><text:span text:style-name="style16">cout </text:span><text:span text:style-name="style10">&lt;&lt; </text:span><text:span text:style-name="style6">" <text:s text:c="4"/>|"</text:span><text:span text:style-name="style10">&lt;&lt;</text:span><text:span text:style-name="style16">endl</text:span><text:span text:style-name="style10">;</text:span></text:h>
      <text:h text:style-name="Default" text:outline-level="1"><text:s/>49 <text:s text:c="5"/><text:span text:style-name="style16">cout </text:span><text:span text:style-name="style10">&lt;&lt; </text:span><text:span text:style-name="style6">" <text:s text:c="4"/>|_ _ _ _ _ _ _ _ <text:s/>_________ "</text:span><text:span text:style-name="style10">&lt;&lt;</text:span><text:span text:style-name="style16">endl</text:span><text:span text:style-name="style10">;</text:span></text:h>
      <text:h text:style-name="Default" text:outline-level="1"><text:s/>50 <text:s text:c="5"/><text:span text:style-name="style16">cout </text:span><text:span text:style-name="style10">&lt;&lt; </text:span><text:span text:style-name="style6">" <text:s text:c="21"/>|"</text:span><text:span text:style-name="style10">&lt;&lt;</text:span><text:span text:style-name="style16">endl</text:span><text:span text:style-name="style10">;</text:span></text:h>
      <text:h text:style-name="Default" text:outline-level="1"><text:s/>51 <text:s text:c="5"/><text:span text:style-name="style16">cout </text:span><text:span text:style-name="style10">&lt;&lt; </text:span><text:span text:style-name="style6">" <text:s text:c="21"/>| <text:s text:c="6"/>SKOK <text:s/>"</text:span><text:span text:style-name="style10">&lt;&lt; </text:span><text:span text:style-name="style16">endl</text:span><text:span text:style-name="style10">;</text:span></text:h>
      <text:h text:style-name="Default" text:outline-level="1"><text:s/>52 <text:s text:c="5"/><text:span text:style-name="style16">cout </text:span><text:span text:style-name="style10">&lt;&lt; </text:span><text:span text:style-name="style6">" <text:s text:c="21"/>|"</text:span><text:span text:style-name="style10">&lt;&lt;</text:span><text:span text:style-name="style16">endl</text:span><text:span text:style-name="style10">;</text:span></text:h>
      <text:h text:style-name="Default" text:outline-level="1"><text:s/>53 <text:s text:c="5"/><text:span text:style-name="style16">cout </text:span><text:span text:style-name="style10">&lt;&lt; </text:span><text:span text:style-name="style6">" <text:s text:c="5"/>-&gt;_ _ _ _ _ _ _ |_________ <text:s text:c="2"/>"</text:span><text:span text:style-name="style10">&lt;&lt;</text:span><text:span text:style-name="style16">endl</text:span><text:span text:style-name="style10">;</text:span></text:h>
      <text:h text:style-name="Default" text:outline-level="1"><text:s/>54 <text:s text:c="5"/><text:span text:style-name="style16">cout </text:span><text:span text:style-name="style10">&lt;&lt;</text:span><text:span text:style-name="style16">endl</text:span><text:span text:style-name="style10">&lt;&lt;</text:span><text:span text:style-name="style16">endl</text:span><text:span text:style-name="style10">&lt;&lt; </text:span><text:span text:style-name="style6">"3. PODAJ SKOK [mm]: ......."</text:span><text:span text:style-name="style10">&lt;&lt;</text:span><text:span text:style-name="style6">"\b\b\b\b\b\b\b"</text:span><text:span text:style-name="style10">;</text:span></text:h>
      <text:h text:style-name="Default" text:outline-level="1"><text:s/>55 <text:s text:c="5"/><text:span text:style-name="style16">cin</text:span><text:span text:style-name="style10">&gt;&gt;</text:span><text:span text:style-name="style11">skok</text:span><text:span text:style-name="style10">;</text:span></text:h>
      <text:h text:style-name="Default" text:outline-level="1"><text:s/>56 <text:s text:c="5"/><text:span text:style-name="style16">cout </text:span><text:span text:style-name="style10">&lt;&lt;</text:span><text:span text:style-name="style16">endl</text:span><text:span text:style-name="style10">&lt;&lt;</text:span><text:span text:style-name="style16">endl</text:span><text:span text:style-name="style10">&lt;&lt; </text:span><text:span text:style-name="style6">"4. PODAJ PREDKOSC [mm/s]: ......."</text:span><text:span text:style-name="style10">&lt;&lt;</text:span><text:span text:style-name="style6">"\b\b\b\b\b\b\b"</text:span><text:span text:style-name="style10">;</text:span></text:h>
      <text:h text:style-name="Default" text:outline-level="1"><text:s/>57 <text:s text:c="5"/><text:span text:style-name="style16">cin</text:span><text:span text:style-name="style10">&gt;&gt;</text:span><text:span text:style-name="style11">predkosc</text:span><text:span text:style-name="style10">;</text:span></text:h>
      <text:h text:style-name="Default" text:outline-level="1"><text:s/>58 <text:s text:c="5"/><text:span text:style-name="style16">cout </text:span><text:span text:style-name="style10">&lt;&lt;</text:span><text:span text:style-name="style16">endl</text:span><text:span text:style-name="style10">&lt;&lt;</text:span><text:span text:style-name="style16">endl</text:span><text:span text:style-name="style10">&lt;&lt; </text:span><text:span text:style-name="style6">"5. PODAJ KIERUNEK: [1]-POZIOMO | [2]-PIONOWO <text:s/>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<text:s/>59 <text:s text:c="5"/><text:span text:style-name="style16">cout </text:span><text:span text:style-name="style10">&lt;&lt; </text:span><text:span text:style-name="style6">" <text:s text:c="3"/>Y ^_______________ <text:s text:c="10"/>Y ^_______________"</text:span><text:span text:style-name="style10">&lt;&lt;</text:span><text:span text:style-name="style16">endl</text:span><text:span text:style-name="style10">;</text:span></text:h>
      <text:h text:style-name="Default" text:outline-level="1"><text:s/>60 <text:s text:c="5"/><text:span text:style-name="style16">cout </text:span><text:span text:style-name="style10">&lt;&lt; </text:span><text:span text:style-name="style6">" <text:s text:c="5"/>| <text:s/>&lt;-- _ _ _ _ <text:s/>| <text:s text:c="11"/>| <text:s text:c="2"/>_ <text:s text:c="2"/>_ <text:s text:c="2"/>_ <text:s text:c="2"/>|"</text:span><text:span text:style-name="style10">&lt;&lt;</text:span><text:span text:style-name="style16">endl</text:span><text:span text:style-name="style10">;</text:span></text:h>
      <text:h text:style-name="Default" text:outline-level="1"><text:s/>61 <text:s text:c="5"/><text:span text:style-name="style16">cout </text:span><text:span text:style-name="style10">&lt;&lt; </text:span><text:span text:style-name="style6">" <text:s text:c="5"/>| <text:s/>_ _ _ _ _ _| | <text:s text:c="11"/>| <text:s/>| | | | | | <text:s/>|"</text:span><text:span text:style-name="style10">&lt;&lt;</text:span><text:span text:style-name="style16">endl</text:span><text:span text:style-name="style10">;</text:span></text:h>
      <text:h text:style-name="Default" text:outline-level="1"><text:s/>62 <text:s text:c="5"/><text:span text:style-name="style16">cout </text:span><text:span text:style-name="style10">&lt;&lt; </text:span><text:span text:style-name="style6">" <text:s text:c="5"/>| |_ _ _ _ _ _ <text:s/>| <text:s text:c="11"/>| <text:s/>| | | | | | <text:s/>|"</text:span><text:span text:style-name="style10">&lt;&lt;</text:span><text:span text:style-name="style16">endl</text:span><text:span text:style-name="style10">;</text:span></text:h>
      <text:h text:style-name="Default" text:outline-level="1"><text:s/>63 <text:s text:c="5"/><text:span text:style-name="style16">cout </text:span><text:span text:style-name="style10">&lt;&lt; </text:span><text:span text:style-name="style6">" <text:s text:c="5"/>| <text:s/>_ _ _ _ _ _| | <text:s text:c="11"/>| <text:s/>| | | | | | <text:s/>|"</text:span><text:span text:style-name="style10">&lt;&lt;</text:span><text:span text:style-name="style16">endl</text:span><text:span text:style-name="style10">;</text:span></text:h>
      <text:h text:style-name="Default" text:outline-level="1"><text:s/>64 <text:s text:c="5"/><text:span text:style-name="style16">cout </text:span><text:span text:style-name="style10">&lt;&lt; </text:span><text:span text:style-name="style6">" <text:s text:c="5"/>| |_ _ _ _ _ _ <text:s/>| <text:s text:c="11"/>| <text:s/>| | | | | | <text:s/>|"</text:span><text:span text:style-name="style10">&lt;&lt;</text:span><text:span text:style-name="style16">endl</text:span><text:span text:style-name="style10">;</text:span></text:h>
      <text:h text:style-name="Default" text:outline-level="1"><text:s/>65 <text:s text:c="5"/><text:span text:style-name="style16">cout </text:span><text:span text:style-name="style10">&lt;&lt; </text:span><text:span text:style-name="style6">" <text:s text:c="5"/>| <text:s/>_ _ _ _ _ _| | <text:s text:c="11"/>| <text:s/>| | | | | | <text:s/>|"</text:span><text:span text:style-name="style10">&lt;&lt;</text:span><text:span text:style-name="style16">endl</text:span><text:span text:style-name="style10">;</text:span></text:h>
      <text:h text:style-name="Default" text:outline-level="1"><text:s/>66 <text:s text:c="5"/><text:span text:style-name="style16">cout </text:span><text:span text:style-name="style10">&lt;&lt; </text:span><text:span text:style-name="style6">" <text:s text:c="5"/>| |_ _ _ _ _ _ <text:s/>| <text:s text:c="11"/>| /\\ | | | | \\/ |"</text:span><text:span text:style-name="style10">&lt;&lt;</text:span><text:span text:style-name="style16">endl</text:span><text:span text:style-name="style10">;</text:span></text:h>
      <text:h text:style-name="Default" text:outline-level="1"><text:soft-page-break/><text:s/>67 <text:s text:c="5"/><text:span text:style-name="style16">cout </text:span><text:span text:style-name="style10">&lt;&lt; </text:span><text:span text:style-name="style6">" <text:s text:c="5"/>| <text:s text:c="2"/>--&gt; <text:s/>_ _ _| | <text:s text:c="11"/>| <text:s text:c="3"/>|_| |_| <text:s text:c="3"/>|"</text:span><text:span text:style-name="style10">&lt;&lt;</text:span><text:span text:style-name="style16">endl</text:span><text:span text:style-name="style10">;</text:span></text:h>
      <text:h text:style-name="Default" text:outline-level="1"><text:s/>68 <text:s text:c="5"/><text:span text:style-name="style16">cout </text:span><text:span text:style-name="style10">&lt;&lt; </text:span><text:span text:style-name="style6">" <text:s text:c="5"/>|_______________| -&gt; <text:s text:c="8"/>|_______________| -&gt; <text:s/>" <text:s text:c="7"/></text:span><text:span text:style-name="style10">&lt;&lt;</text:span><text:span text:style-name="style16">endl</text:span><text:span text:style-name="style10">;</text:span></text:h>
      <text:h text:style-name="Default" text:outline-level="1"><text:s/>69 <text:s text:c="5"/><text:span text:style-name="style16">cout </text:span><text:span text:style-name="style10">&lt;&lt; </text:span><text:span text:style-name="style6">" <text:s text:c="5"/>0,0 <text:s text:c="4"/>POZIOMO <text:s text:c="2"/>X <text:s text:c="10"/>0,0 <text:s text:c="4"/>PIONOWO <text:s/>X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<text:s/>70 <text:s text:c="5"/><text:span text:style-name="style16">cout</text:span><text:span text:style-name="style10">&lt;&lt;</text:span><text:span text:style-name="style6">" <text:s text:c="29"/>[ ]\b\b"</text:span><text:span text:style-name="style10">;</text:span></text:h>
      <text:h text:style-name="Default" text:outline-level="1"><text:s/>71 <text:s text:c="5"/><text:span text:style-name="style16">cin</text:span><text:span text:style-name="style10">&gt;&gt;</text:span><text:span text:style-name="style11">kierunek</text:span><text:span text:style-name="style10">;</text:span></text:h>
      <text:h text:style-name="Default" text:outline-level="1"><text:s/>72 <text:s text:c="5"/><text:span text:style-name="style16">cout </text:span><text:span text:style-name="style10">&lt;&lt;</text:span><text:span text:style-name="style16">endl</text:span><text:span text:style-name="style10">&lt;&lt;</text:span><text:span text:style-name="style16">endl</text:span><text:span text:style-name="style10">&lt;&lt; </text:span><text:span text:style-name="style6">"6. WYBIERZ ROZMIAR KLINA: [1]-93x40mm | [2]-66x32mm | [3]-26x32mm 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<text:s/>73 <text:s text:c="5"/><text:span text:style-name="style16">cout</text:span><text:span text:style-name="style10">&lt;&lt;</text:span><text:span text:style-name="style6">" <text:s text:c="29"/>[ ]\b\b"</text:span><text:span text:style-name="style10">;</text:span></text:h>
      <text:h text:style-name="Default" text:outline-level="1"><text:s/>74 <text:s text:c="5"/><text:span text:style-name="style16">cin</text:span><text:span text:style-name="style10">&gt;&gt;</text:span><text:span text:style-name="style11">klin</text:span><text:span text:style-name="style10">;</text:span></text:h>
      <text:h text:style-name="Default" text:outline-level="1"><text:s/>75 <text:s text:c="5"/><text:span text:style-name="style5">if</text:span><text:span text:style-name="style10">(</text:span><text:span text:style-name="style11">klin </text:span><text:span text:style-name="style10">== </text:span><text:span text:style-name="style4">1</text:span><text:span text:style-name="style10">){</text:span></text:h>
      <text:h text:style-name="Default" text:outline-level="1"><text:s/>76 <text:s text:c="9"/><text:span text:style-name="style11">klin_b </text:span><text:span text:style-name="style10">= </text:span><text:span text:style-name="style4">40</text:span><text:span text:style-name="style10">;</text:span></text:h>
      <text:h text:style-name="Default" text:outline-level="1"><text:s/>77 <text:s text:c="9"/><text:span text:style-name="style11">klin_a </text:span><text:span text:style-name="style10">= </text:span><text:span text:style-name="style4">92</text:span><text:span text:style-name="style10">;</text:span></text:h>
      <text:h text:style-name="Default" text:outline-level="1"><text:s/>78 <text:s text:c="5"/><text:span text:style-name="style10">}</text:span></text:h>
      <text:h text:style-name="Default" text:outline-level="1"><text:s/>79 <text:s text:c="5"/><text:span text:style-name="style5">else if</text:span><text:span text:style-name="style10">(</text:span><text:span text:style-name="style11">klin </text:span><text:span text:style-name="style10">== </text:span><text:span text:style-name="style4">2</text:span><text:span text:style-name="style10">){</text:span></text:h>
      <text:h text:style-name="Default" text:outline-level="1"><text:s/>80 <text:s text:c="9"/><text:span text:style-name="style11">klin_b </text:span><text:span text:style-name="style10">= </text:span><text:span text:style-name="style4">32</text:span><text:span text:style-name="style10">;</text:span></text:h>
      <text:h text:style-name="Default" text:outline-level="1"><text:s/>81 <text:s text:c="9"/><text:span text:style-name="style11">klin_a </text:span><text:span text:style-name="style10">= </text:span><text:span text:style-name="style4">66</text:span><text:span text:style-name="style10">;</text:span></text:h>
      <text:h text:style-name="Default" text:outline-level="1"><text:s/>82 <text:s text:c="5"/><text:span text:style-name="style10">}</text:span></text:h>
      <text:h text:style-name="Default" text:outline-level="1"><text:s/>83 <text:s text:c="5"/><text:span text:style-name="style5">else</text:span><text:span text:style-name="style10">{</text:span></text:h>
      <text:h text:style-name="Default" text:outline-level="1"><text:s/>84 <text:s text:c="9"/><text:span text:style-name="style11">klin_b </text:span><text:span text:style-name="style10">= </text:span><text:span text:style-name="style4">32</text:span><text:span text:style-name="style10">;</text:span></text:h>
      <text:h text:style-name="Default" text:outline-level="1"><text:s/>85 <text:s text:c="9"/><text:span text:style-name="style11">klin_a </text:span><text:span text:style-name="style10">= </text:span><text:span text:style-name="style4">26</text:span><text:span text:style-name="style10">;</text:span></text:h>
      <text:h text:style-name="Default" text:outline-level="1"><text:s/>86 <text:s text:c="5"/><text:span text:style-name="style10">}</text:span></text:h>
      <text:h text:style-name="Default" text:outline-level="1"><text:s/>87 <text:s/></text:h>
      <text:h text:style-name="Default" text:outline-level="1"><text:s/>88 <text:s/></text:h>
      <text:h text:style-name="Default" text:outline-level="1"><text:s/>89 <text:s text:c="5"/><text:span text:style-name="style16">ofstream </text:span><text:span text:style-name="style11">plik</text:span><text:span text:style-name="style10">(</text:span><text:span text:style-name="style11">nazwa_pliku</text:span><text:span text:style-name="style10">.</text:span><text:span text:style-name="style11">c_str</text:span><text:span text:style-name="style10">());</text:span></text:h>
      <text:h text:style-name="Default" text:outline-level="1"><text:s/>90 <text:s/></text:h>
      <text:h text:style-name="Default" text:outline-level="1"><text:s/>91 <text:s text:c="5"/><text:span text:style-name="style11">plik </text:span><text:span text:style-name="style10">&lt;&lt; </text:span><text:span text:style-name="style6">"G91"</text:span><text:span text:style-name="style10">&lt;&lt;</text:span><text:span text:style-name="style16">endl</text:span><text:span text:style-name="style10">&lt;&lt;</text:span><text:span text:style-name="style6">"G28"</text:span><text:span text:style-name="style10">&lt;&lt;</text:span><text:span text:style-name="style16">endl</text:span><text:span text:style-name="style10">&lt;&lt;</text:span><text:span text:style-name="style6">"G01 F"</text:span><text:span text:style-name="style10">&lt;&lt;</text:span><text:span text:style-name="style11">predkosc</text:span><text:span text:style-name="style10">*</text:span><text:span text:style-name="style4">60</text:span><text:span text:style-name="style10">&lt;&lt;</text:span><text:span text:style-name="style16">endl</text:span><text:span text:style-name="style10">;</text:span></text:h>
      <text:h text:style-name="Default" text:outline-level="1"><text:s/>92 <text:s/></text:h>
      <text:h text:style-name="Default" text:outline-level="1"><text:s/>93 <text:s text:c="5"/><text:span text:style-name="style5">if</text:span><text:span text:style-name="style10">(</text:span><text:span text:style-name="style11">kierunek </text:span><text:span text:style-name="style10">== </text:span><text:span text:style-name="style4">1</text:span><text:span text:style-name="style10">){</text:span></text:h>
      <text:h text:style-name="Default" text:outline-level="1"><text:s/>94 <text:s text:c="9"/><text:span text:style-name="style11">X </text:span><text:span text:style-name="style10">= </text:span><text:span text:style-name="style11">B </text:span><text:span text:style-name="style10">- </text:span><text:span text:style-name="style11">klin_b</text:span><text:span text:style-name="style10">;</text:span></text:h>
      <text:h text:style-name="Default" text:outline-level="1"><text:s/>95 <text:s/></text:h>
      <text:h text:style-name="Default" text:outline-level="1"><text:s/>96 <text:s text:c="9"/><text:span text:style-name="style5">for</text:span><text:span text:style-name="style10">(</text:span><text:span text:style-name="style5">int </text:span><text:span text:style-name="style11">a </text:span><text:span text:style-name="style10">= </text:span><text:span text:style-name="style4">1 </text:span><text:span text:style-name="style10">; </text:span><text:span text:style-name="style11">a </text:span><text:span text:style-name="style10">&lt;= (</text:span><text:span text:style-name="style11">A </text:span><text:span text:style-name="style10">- </text:span><text:span text:style-name="style11">klin_a</text:span><text:span text:style-name="style10">)/</text:span><text:span text:style-name="style11">skok</text:span><text:span text:style-name="style10">; </text:span><text:span text:style-name="style11">a</text:span><text:span text:style-name="style10">++ ){</text:span></text:h>
      <text:h text:style-name="Default" text:outline-level="1"><text:s/>97 <text:s text:c="17"/><text:span text:style-name="style11">plik</text:span><text:span text:style-name="style10">&lt;&lt;</text:span><text:span text:style-name="style6">"G01 X"</text:span><text:span text:style-name="style10">;</text:span></text:h>
      <text:h text:style-name="Default" text:outline-level="1"><text:s/>98 <text:s text:c="17"/><text:span text:style-name="style5">if </text:span><text:span text:style-name="style10">(</text:span><text:span text:style-name="style11">flaga_kierunek </text:span><text:span text:style-name="style10">== </text:span><text:span text:style-name="style4">1</text:span><text:span text:style-name="style10">){</text:span></text:h>
      <text:h text:style-name="Default" text:outline-level="1"><text:s/>99 <text:s text:c="21"/><text:span text:style-name="style11">plik</text:span><text:span text:style-name="style10">&lt;&lt;</text:span><text:span text:style-name="style6">"-"</text:span><text:span text:style-name="style10">;</text:span></text:h>
      <text:h text:style-name="Default" text:outline-level="1">100 <text:s text:c="21"/><text:span text:style-name="style11">flaga_kierunek </text:span><text:span text:style-name="style10">=</text:span><text:span text:style-name="style4">0</text:span><text:span text:style-name="style10">;</text:span></text:h>
      <text:h text:style-name="Default" text:outline-level="1">101 <text:s text:c="17"/><text:span text:style-name="style10">}</text:span></text:h>
      <text:h text:style-name="Default" text:outline-level="1">102 <text:s text:c="17"/><text:span text:style-name="style5">else</text:span><text:span text:style-name="style10">{</text:span></text:h>
      <text:h text:style-name="Default" text:outline-level="1">103 <text:s text:c="21"/><text:span text:style-name="style11">flaga_kierunek </text:span><text:span text:style-name="style10">= </text:span><text:span text:style-name="style4">1</text:span><text:span text:style-name="style10">;</text:span></text:h>
      <text:h text:style-name="Default" text:outline-level="1">104 <text:s text:c="17"/><text:span text:style-name="style10">}</text:span></text:h>
      <text:h text:style-name="Default" text:outline-level="1">105 <text:s text:c="17"/><text:span text:style-name="style11">plik</text:span><text:span text:style-name="style10">&lt;&lt;</text:span><text:span text:style-name="style11">X</text:span><text:span text:style-name="style10">&lt;&lt;</text:span><text:span text:style-name="style16">endl</text:span><text:span text:style-name="style10">;</text:span></text:h>
      <text:h text:style-name="Default" text:outline-level="1">106 <text:s text:c="17"/><text:span text:style-name="style11">plik</text:span><text:span text:style-name="style10">&lt;&lt;</text:span><text:span text:style-name="style6">"G01 Y"</text:span><text:span text:style-name="style10">&lt;&lt;</text:span><text:span text:style-name="style11">skok</text:span><text:span text:style-name="style10">&lt;&lt;</text:span><text:span text:style-name="style16">endl</text:span><text:span text:style-name="style10">;</text:span></text:h>
      <text:h text:style-name="Default" text:outline-level="1">107 <text:s text:c="9"/><text:span text:style-name="style10">}</text:span></text:h>
      <text:h text:style-name="Default" text:outline-level="1">108 <text:s text:c="9"/><text:span text:style-name="style11">plik</text:span><text:span text:style-name="style10">&lt;&lt;</text:span><text:span text:style-name="style6">"G01 X"</text:span><text:span text:style-name="style10">;</text:span></text:h>
      <text:h text:style-name="Default" text:outline-level="1">109 <text:s text:c="9"/><text:span text:style-name="style5">if </text:span><text:span text:style-name="style10">(</text:span><text:span text:style-name="style11">flaga_kierunek </text:span><text:span text:style-name="style10">== </text:span><text:span text:style-name="style4">1</text:span><text:span text:style-name="style10">){</text:span></text:h>
      <text:h text:style-name="Default" text:outline-level="1">110 <text:s text:c="17"/><text:span text:style-name="style11">plik</text:span><text:span text:style-name="style10">&lt;&lt;</text:span><text:span text:style-name="style6">"-"</text:span><text:span text:style-name="style10">;</text:span></text:h>
      <text:h text:style-name="Default" text:outline-level="1">111 <text:s text:c="17"/><text:span text:style-name="style11">flaga_kierunek </text:span><text:span text:style-name="style10">=</text:span><text:span text:style-name="style4">0</text:span><text:span text:style-name="style10">;</text:span></text:h>
      <text:h text:style-name="Default" text:outline-level="1">112 <text:s text:c="9"/><text:span text:style-name="style10">}</text:span></text:h>
      <text:h text:style-name="Default" text:outline-level="1">113 <text:s text:c="9"/><text:span text:style-name="style5">else</text:span><text:span text:style-name="style10">{</text:span></text:h>
      <text:h text:style-name="Default" text:outline-level="1">114 <text:s text:c="21"/><text:span text:style-name="style11">flaga_kierunek </text:span><text:span text:style-name="style10">= </text:span><text:span text:style-name="style4">1</text:span><text:span text:style-name="style10">;</text:span></text:h>
      <text:h text:style-name="Default" text:outline-level="1">115 <text:s text:c="17"/><text:span text:style-name="style10">}</text:span></text:h>
      <text:h text:style-name="Default" text:outline-level="1">116 <text:s text:c="9"/><text:span text:style-name="style11">plik</text:span><text:span text:style-name="style10">&lt;&lt;</text:span><text:span text:style-name="style11">X</text:span><text:span text:style-name="style10">&lt;&lt;</text:span><text:span text:style-name="style16">endl</text:span><text:span text:style-name="style10">;</text:span></text:h>
      <text:h text:style-name="Default" text:outline-level="1">117 <text:s text:c="9"/><text:span text:style-name="style5">if</text:span><text:span text:style-name="style10">( (</text:span><text:span text:style-name="style11">A</text:span><text:span text:style-name="style10">-</text:span><text:span text:style-name="style11">klin_a</text:span><text:span text:style-name="style10">) % </text:span><text:span text:style-name="style11">skok </text:span><text:span text:style-name="style10">!= </text:span><text:span text:style-name="style4">0</text:span><text:span text:style-name="style10">){</text:span></text:h>
      <text:h text:style-name="Default" text:outline-level="1">118 <text:s text:c="13"/><text:span text:style-name="style11">plik</text:span><text:span text:style-name="style10">&lt;&lt;</text:span><text:span text:style-name="style6">"G01 Y"</text:span><text:span text:style-name="style10">&lt;&lt;(</text:span><text:span text:style-name="style11">A</text:span><text:span text:style-name="style10">-</text:span><text:span text:style-name="style11">klin_a</text:span><text:span text:style-name="style10">) % </text:span><text:span text:style-name="style11">skok</text:span><text:span text:style-name="style10">&lt;&lt;</text:span><text:span text:style-name="style16">endl</text:span><text:span text:style-name="style10">;</text:span></text:h>
      <text:h text:style-name="Default" text:outline-level="1">119 <text:s text:c="13"/><text:span text:style-name="style11">plik</text:span><text:span text:style-name="style10">&lt;&lt;</text:span><text:span text:style-name="style6">"G01 X"</text:span><text:span text:style-name="style10">;</text:span></text:h>
      <text:h text:style-name="Default" text:outline-level="1">120 <text:s text:c="17"/><text:span text:style-name="style5">if </text:span><text:span text:style-name="style10">(</text:span><text:span text:style-name="style11">flaga_kierunek </text:span><text:span text:style-name="style10">== </text:span><text:span text:style-name="style4">1</text:span><text:span text:style-name="style10">){</text:span></text:h>
      <text:h text:style-name="Default" text:outline-level="1">121 <text:s text:c="21"/><text:span text:style-name="style11">plik</text:span><text:span text:style-name="style10">&lt;&lt;</text:span><text:span text:style-name="style6">"-"</text:span><text:span text:style-name="style10">;</text:span></text:h>
      <text:h text:style-name="Default" text:outline-level="1">122 <text:s text:c="21"/><text:span text:style-name="style11">flaga_kierunek </text:span><text:span text:style-name="style10">=</text:span><text:span text:style-name="style4">0</text:span><text:span text:style-name="style10">;</text:span></text:h>
      <text:h text:style-name="Default" text:outline-level="1">123 <text:s text:c="17"/><text:span text:style-name="style10">}</text:span></text:h>
      <text:h text:style-name="Default" text:outline-level="1">124 <text:s text:c="17"/><text:span text:style-name="style5">else</text:span><text:span text:style-name="style10">{</text:span></text:h>
      <text:h text:style-name="Default" text:outline-level="1">125 <text:s text:c="21"/><text:span text:style-name="style11">flaga_kierunek </text:span><text:span text:style-name="style10">= </text:span><text:span text:style-name="style4">1</text:span><text:span text:style-name="style10">;</text:span></text:h>
      <text:h text:style-name="Default" text:outline-level="1">126 <text:s text:c="17"/><text:span text:style-name="style10">}</text:span></text:h>
      <text:h text:style-name="Default" text:outline-level="1">127 <text:s text:c="17"/><text:span text:style-name="style11">plik</text:span><text:span text:style-name="style10">&lt;&lt;</text:span><text:span text:style-name="style11">X</text:span><text:span text:style-name="style10">&lt;&lt;</text:span><text:span text:style-name="style16">endl</text:span><text:span text:style-name="style10">;</text:span></text:h>
      <text:h text:style-name="Default" text:outline-level="1">128 <text:s text:c="9"/><text:span text:style-name="style10">}</text:span></text:h>
      <text:h text:style-name="Default" text:outline-level="1">129 <text:s text:c="5"/><text:span text:style-name="style10">}</text:span></text:h>
      <text:h text:style-name="Default" text:outline-level="1">130 <text:s/></text:h>
      <text:h text:style-name="Default" text:outline-level="1">131 <text:s text:c="5"/><text:span text:style-name="style5">if</text:span><text:span text:style-name="style10">(</text:span><text:span text:style-name="style11">kierunek </text:span><text:span text:style-name="style10">== </text:span><text:span text:style-name="style4">2</text:span><text:span text:style-name="style10">){</text:span></text:h>
      <text:h text:style-name="Default" text:outline-level="1">132 <text:s text:c="9"/><text:span text:style-name="style11">Y </text:span><text:span text:style-name="style10">= </text:span><text:span text:style-name="style11">A </text:span><text:span text:style-name="style10">- </text:span><text:span text:style-name="style11">klin_a</text:span><text:span text:style-name="style10">;</text:span></text:h>
      <text:h text:style-name="Default" text:outline-level="1">133 <text:s text:c="9"/><text:span text:style-name="style5">for</text:span><text:span text:style-name="style10">(</text:span><text:span text:style-name="style5">int </text:span><text:span text:style-name="style11">b </text:span><text:span text:style-name="style10">= </text:span><text:span text:style-name="style4">1 </text:span><text:span text:style-name="style10">; </text:span><text:span text:style-name="style11">b </text:span><text:span text:style-name="style10">&lt;= (</text:span><text:span text:style-name="style11">B </text:span><text:span text:style-name="style10">- </text:span><text:span text:style-name="style11">klin_b</text:span><text:span text:style-name="style10">)/</text:span><text:span text:style-name="style11">skok</text:span><text:span text:style-name="style10">; </text:span><text:span text:style-name="style11">b</text:span><text:span text:style-name="style10">++ ){</text:span></text:h>
      <text:h text:style-name="Default" text:outline-level="1">134 <text:s text:c="17"/><text:span text:style-name="style11">plik</text:span><text:span text:style-name="style10">&lt;&lt;</text:span><text:span text:style-name="style6">"G01 Y"</text:span><text:span text:style-name="style10">;</text:span></text:h>
      <text:h text:style-name="Default" text:outline-level="1">135 <text:s text:c="17"/><text:span text:style-name="style5">if </text:span><text:span text:style-name="style10">(</text:span><text:span text:style-name="style11">flaga_kierunek </text:span><text:span text:style-name="style10">== </text:span><text:span text:style-name="style4">1</text:span><text:span text:style-name="style10">){</text:span></text:h>
      <text:h text:style-name="Default" text:outline-level="1">136 <text:s text:c="21"/><text:span text:style-name="style11">plik</text:span><text:span text:style-name="style10">&lt;&lt;</text:span><text:span text:style-name="style6">"-"</text:span><text:span text:style-name="style10">;</text:span></text:h>
      <text:h text:style-name="Default" text:outline-level="1">137 <text:s text:c="21"/><text:span text:style-name="style11">flaga_kierunek </text:span><text:span text:style-name="style10">=</text:span><text:span text:style-name="style4">0</text:span><text:span text:style-name="style10">;</text:span></text:h>
      <text:h text:style-name="Default" text:outline-level="1">138 <text:s text:c="17"/><text:span text:style-name="style10">}</text:span></text:h>
      <text:h text:style-name="Default" text:outline-level="1">139 <text:s text:c="17"/><text:span text:style-name="style5">else</text:span><text:span text:style-name="style10">{</text:span></text:h>
      <text:h text:style-name="Default" text:outline-level="1">140 <text:s text:c="21"/><text:span text:style-name="style11">flaga_kierunek </text:span><text:span text:style-name="style10">= </text:span><text:span text:style-name="style4">1</text:span><text:span text:style-name="style10">;</text:span></text:h>
      <text:h text:style-name="Default" text:outline-level="1">141 <text:s text:c="17"/><text:span text:style-name="style10">}</text:span></text:h>
      <text:h text:style-name="Default" text:outline-level="1">142 <text:s text:c="17"/><text:span text:style-name="style11">plik</text:span><text:span text:style-name="style10">&lt;&lt;</text:span><text:span text:style-name="style11">Y</text:span><text:span text:style-name="style10">&lt;&lt;</text:span><text:span text:style-name="style16">endl</text:span><text:span text:style-name="style10">;</text:span></text:h>
      <text:h text:style-name="Default" text:outline-level="1">143 <text:s text:c="17"/><text:span text:style-name="style11">plik</text:span><text:span text:style-name="style10">&lt;&lt;</text:span><text:span text:style-name="style6">"G01 X"</text:span><text:span text:style-name="style10">&lt;&lt;</text:span><text:span text:style-name="style11">skok</text:span><text:span text:style-name="style10">&lt;&lt;</text:span><text:span text:style-name="style16">endl</text:span><text:span text:style-name="style10">;</text:span></text:h>
      <text:h text:style-name="Default" text:outline-level="1">144 <text:s/></text:h>
      <text:h text:style-name="Default" text:outline-level="1">145 <text:s text:c="9"/><text:span text:style-name="style10">}</text:span></text:h>
      <text:h text:style-name="Default" text:outline-level="1"><text:soft-page-break/>146 <text:s text:c="9"/><text:span text:style-name="style11">plik</text:span><text:span text:style-name="style10">&lt;&lt;</text:span><text:span text:style-name="style6">"G01 Y"</text:span><text:span text:style-name="style10">;</text:span></text:h>
      <text:h text:style-name="Default" text:outline-level="1">147 <text:s text:c="9"/><text:span text:style-name="style5">if </text:span><text:span text:style-name="style10">(</text:span><text:span text:style-name="style11">flaga_kierunek </text:span><text:span text:style-name="style10">== </text:span><text:span text:style-name="style4">1</text:span><text:span text:style-name="style10">){</text:span></text:h>
      <text:h text:style-name="Default" text:outline-level="1">148 <text:s text:c="17"/><text:span text:style-name="style11">plik</text:span><text:span text:style-name="style10">&lt;&lt;</text:span><text:span text:style-name="style6">"-"</text:span><text:span text:style-name="style10">;</text:span></text:h>
      <text:h text:style-name="Default" text:outline-level="1">149 <text:s text:c="17"/><text:span text:style-name="style11">flaga_kierunek </text:span><text:span text:style-name="style10">=</text:span><text:span text:style-name="style4">0</text:span><text:span text:style-name="style10">;</text:span></text:h>
      <text:h text:style-name="Default" text:outline-level="1">150 <text:s text:c="9"/><text:span text:style-name="style10">}</text:span></text:h>
      <text:h text:style-name="Default" text:outline-level="1">151 <text:s text:c="9"/><text:span text:style-name="style5">else</text:span><text:span text:style-name="style10">{</text:span></text:h>
      <text:h text:style-name="Default" text:outline-level="1">152 <text:s text:c="21"/><text:span text:style-name="style11">flaga_kierunek </text:span><text:span text:style-name="style10">= </text:span><text:span text:style-name="style4">1</text:span><text:span text:style-name="style10">;</text:span></text:h>
      <text:h text:style-name="Default" text:outline-level="1">153 <text:s text:c="17"/><text:span text:style-name="style10">}</text:span></text:h>
      <text:h text:style-name="Default" text:outline-level="1">154 <text:s text:c="9"/><text:span text:style-name="style11">plik</text:span><text:span text:style-name="style10">&lt;&lt;</text:span><text:span text:style-name="style11">Y</text:span><text:span text:style-name="style10">&lt;&lt;</text:span><text:span text:style-name="style16">endl</text:span><text:span text:style-name="style10">;</text:span></text:h>
      <text:h text:style-name="Default" text:outline-level="1">155 <text:s text:c="9"/><text:span text:style-name="style5">if</text:span><text:span text:style-name="style10">( (</text:span><text:span text:style-name="style11">B</text:span><text:span text:style-name="style10">-</text:span><text:span text:style-name="style11">klin_b</text:span><text:span text:style-name="style10">) % </text:span><text:span text:style-name="style11">skok </text:span><text:span text:style-name="style10">!= </text:span><text:span text:style-name="style4">0</text:span><text:span text:style-name="style10">){</text:span></text:h>
      <text:h text:style-name="Default" text:outline-level="1">156 <text:s text:c="13"/><text:span text:style-name="style11">plik</text:span><text:span text:style-name="style10">&lt;&lt;</text:span><text:span text:style-name="style6">"G01 X"</text:span><text:span text:style-name="style10">&lt;&lt;(</text:span><text:span text:style-name="style11">B</text:span><text:span text:style-name="style10">-</text:span><text:span text:style-name="style11">klin_b</text:span><text:span text:style-name="style10">) % </text:span><text:span text:style-name="style11">skok</text:span><text:span text:style-name="style10">&lt;&lt;</text:span><text:span text:style-name="style16">endl</text:span><text:span text:style-name="style10">;</text:span></text:h>
      <text:h text:style-name="Default" text:outline-level="1">157 <text:s text:c="13"/><text:span text:style-name="style11">plik</text:span><text:span text:style-name="style10">&lt;&lt;</text:span><text:span text:style-name="style6">"G01 Y"</text:span><text:span text:style-name="style10">;</text:span></text:h>
      <text:h text:style-name="Default" text:outline-level="1">158 <text:s text:c="17"/><text:span text:style-name="style5">if </text:span><text:span text:style-name="style10">(</text:span><text:span text:style-name="style11">flaga_kierunek </text:span><text:span text:style-name="style10">== </text:span><text:span text:style-name="style4">1</text:span><text:span text:style-name="style10">){</text:span></text:h>
      <text:h text:style-name="Default" text:outline-level="1">159 <text:s text:c="21"/><text:span text:style-name="style11">plik</text:span><text:span text:style-name="style10">&lt;&lt;</text:span><text:span text:style-name="style6">"-"</text:span><text:span text:style-name="style10">;</text:span></text:h>
      <text:h text:style-name="Default" text:outline-level="1">160 <text:s text:c="21"/><text:span text:style-name="style11">flaga_kierunek </text:span><text:span text:style-name="style10">=</text:span><text:span text:style-name="style4">0</text:span><text:span text:style-name="style10">;</text:span></text:h>
      <text:h text:style-name="Default" text:outline-level="1">161 <text:s text:c="17"/><text:span text:style-name="style10">}</text:span></text:h>
      <text:h text:style-name="Default" text:outline-level="1">162 <text:s text:c="17"/><text:span text:style-name="style5">else</text:span><text:span text:style-name="style10">{</text:span></text:h>
      <text:h text:style-name="Default" text:outline-level="1">163 <text:s text:c="21"/><text:span text:style-name="style11">flaga_kierunek </text:span><text:span text:style-name="style10">= </text:span><text:span text:style-name="style4">1</text:span><text:span text:style-name="style10">;</text:span></text:h>
      <text:h text:style-name="Default" text:outline-level="1">164 <text:s text:c="17"/><text:span text:style-name="style10">}</text:span></text:h>
      <text:h text:style-name="Default" text:outline-level="1">165 <text:s text:c="17"/><text:span text:style-name="style11">plik</text:span><text:span text:style-name="style10">&lt;&lt;</text:span><text:span text:style-name="style11">Y</text:span><text:span text:style-name="style10">&lt;&lt;</text:span><text:span text:style-name="style16">endl</text:span><text:span text:style-name="style10">;</text:span></text:h>
      <text:h text:style-name="Default" text:outline-level="1">166 <text:s text:c="9"/><text:span text:style-name="style10">}</text:span></text:h>
      <text:h text:style-name="Default" text:outline-level="1">167 <text:s text:c="5"/><text:span text:style-name="style10">}</text:span></text:h>
      <text:h text:style-name="Default" text:outline-level="1">168 <text:s text:c="6"/><text:span text:style-name="style11">plik </text:span><text:span text:style-name="style10">&lt;&lt;</text:span><text:span text:style-name="style6">"M84"</text:span><text:span text:style-name="style10">;</text:span></text:h>
      <text:h text:style-name="Default" text:outline-level="1">169 <text:s text:c="6"/><text:span text:style-name="style11">plik</text:span><text:span text:style-name="style10">.</text:span><text:span text:style-name="style11">close</text:span><text:span text:style-name="style10">();</text:span></text:h>
      <text:h text:style-name="Default" text:outline-level="1">170 <text:s/></text:h>
      <text:h text:style-name="Default" text:outline-level="1">171 <text:s text:c="5"/><text:span text:style-name="style16">cout</text:span><text:span text:style-name="style10">&lt;&lt;</text:span><text:span text:style-name="style16">endl</text:span><text:span text:style-name="style10">&lt;&lt;</text:span><text:span text:style-name="style16">endl</text:span><text:span text:style-name="style10">&lt;&lt;</text:span><text:span text:style-name="style6">"____________________________________________________________________"</text:span><text:span text:style-name="style10">;</text:span></text:h>
      <text:h text:style-name="Default" text:outline-level="1">172 <text:s text:c="5"/><text:span text:style-name="style16">cout </text:span><text:span text:style-name="style10">&lt;&lt;</text:span><text:span text:style-name="style16">endl</text:span><text:span text:style-name="style10">&lt;&lt;</text:span><text:span text:style-name="style16">endl</text:span><text:span text:style-name="style10">&lt;&lt; </text:span><text:span text:style-name="style6">"UTWORZONO NOWY PLIK O NAZWIE \""</text:span><text:span text:style-name="style10">&lt;&lt;</text:span><text:span text:style-name="style11">nazwa_pliku</text:span><text:span text:style-name="style10">&lt;&lt;</text:span><text:span text:style-name="style6">"\" I NASTEPUJACYCH PARAMETRACH: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73 <text:s text:c="5"/><text:span text:style-name="style16">cout</text:span><text:span text:style-name="style10">&lt;&lt;</text:span><text:span text:style-name="style6">"WYMIARY POLA - "</text:span><text:span text:style-name="style10">&lt;&lt;</text:span><text:span text:style-name="style11">A</text:span><text:span text:style-name="style10">&lt;&lt;</text:span><text:span text:style-name="style6">"x"</text:span><text:span text:style-name="style10">&lt;&lt;</text:span><text:span text:style-name="style11">B</text:span><text:span text:style-name="style10">&lt;&lt;</text:span><text:span text:style-name="style6">" mm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74 <text:s text:c="5"/><text:span text:style-name="style16">cout</text:span><text:span text:style-name="style10">&lt;&lt;</text:span><text:span text:style-name="style6">"SKOK - "</text:span><text:span text:style-name="style10">&lt;&lt;</text:span><text:span text:style-name="style11">skok</text:span><text:span text:style-name="style10">&lt;&lt;</text:span><text:span text:style-name="style6">" mm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75 <text:s text:c="5"/><text:span text:style-name="style16">cout</text:span><text:span text:style-name="style10">&lt;&lt;</text:span><text:span text:style-name="style6">"PREDKSC - "</text:span><text:span text:style-name="style10">&lt;&lt;</text:span><text:span text:style-name="style11">predkosc</text:span><text:span text:style-name="style10">&lt;&lt;</text:span><text:span text:style-name="style6">" mm/s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76 <text:s text:c="5"/><text:span text:style-name="style5">if</text:span><text:span text:style-name="style10">(</text:span><text:span text:style-name="style11">kierunek </text:span><text:span text:style-name="style10">== </text:span><text:span text:style-name="style4">1</text:span><text:span text:style-name="style10">){</text:span></text:h>
      <text:h text:style-name="Default" text:outline-level="1">177 <text:s text:c="9"/><text:span text:style-name="style16">cout</text:span><text:span text:style-name="style10">&lt;&lt;</text:span><text:span text:style-name="style6">"KIERUNEK SKANOWANIA - POZIOMO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78 <text:s text:c="5"/><text:span text:style-name="style10">}</text:span></text:h>
      <text:h text:style-name="Default" text:outline-level="1">179 <text:s text:c="5"/><text:span text:style-name="style5">else</text:span><text:span text:style-name="style10">{</text:span></text:h>
      <text:h text:style-name="Default" text:outline-level="1">180 <text:s text:c="9"/><text:span text:style-name="style16">cout</text:span><text:span text:style-name="style10">&lt;&lt;</text:span><text:span text:style-name="style6">"KIERUNEK SKANOWANIA - PIONOWO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81 <text:s text:c="5"/><text:span text:style-name="style10">}</text:span></text:h>
      <text:h text:style-name="Default" text:outline-level="1">182 <text:s/></text:h>
      <text:h text:style-name="Default" text:outline-level="1">183 <text:s text:c="5"/><text:span text:style-name="style5">if</text:span><text:span text:style-name="style10">(</text:span><text:span text:style-name="style11">klin</text:span><text:span text:style-name="style10">== </text:span><text:span text:style-name="style4">1</text:span><text:span text:style-name="style10">){</text:span></text:h>
      <text:h text:style-name="Default" text:outline-level="1">184 <text:s text:c="9"/><text:span text:style-name="style16">cout</text:span><text:span text:style-name="style10">&lt;&lt;</text:span><text:span text:style-name="style6">"WYMIARY KLINA - 93x40 mm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85 <text:s text:c="5"/><text:span text:style-name="style10">}</text:span></text:h>
      <text:h text:style-name="Default" text:outline-level="1">186 <text:s text:c="5"/><text:span text:style-name="style5">else if</text:span><text:span text:style-name="style10">(</text:span><text:span text:style-name="style11">klin</text:span><text:span text:style-name="style10">== </text:span><text:span text:style-name="style4">2</text:span><text:span text:style-name="style10">){</text:span></text:h>
      <text:h text:style-name="Default" text:outline-level="1">187 <text:s text:c="9"/><text:span text:style-name="style16">cout</text:span><text:span text:style-name="style10">&lt;&lt;</text:span><text:span text:style-name="style6">"WYMIARY KLINA - 66x32 mm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88 <text:s text:c="5"/><text:span text:style-name="style10">}</text:span></text:h>
      <text:h text:style-name="Default" text:outline-level="1">189 <text:s text:c="5"/><text:span text:style-name="style5">else</text:span><text:span text:style-name="style10">{</text:span></text:h>
      <text:h text:style-name="Default" text:outline-level="1">190 <text:s text:c="9"/><text:span text:style-name="style16">cout</text:span><text:span text:style-name="style10">&lt;&lt;</text:span><text:span text:style-name="style6">"WYMIARY KLINA - 26x32 mm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91 <text:s text:c="5"/><text:span text:style-name="style10">}</text:span></text:h>
      <text:h text:style-name="Default" text:outline-level="1">192 <text:s/></text:h>
      <text:h text:style-name="Default" text:outline-level="1">193 <text:s/></text:h>
      <text:h text:style-name="Default" text:outline-level="1">194 <text:s text:c="5"/><text:span text:style-name="style16">cout</text:span><text:span text:style-name="style10">&lt;&lt;</text:span><text:span text:style-name="style6">"____________________________________________________________________"</text:span><text:span text:style-name="style10">&lt;&lt;</text:span><text:span text:style-name="style16">endl</text:span><text:span text:style-name="style10">&lt;&lt;</text:span><text:span text:style-name="style16">endl</text:span><text:span text:style-name="style10">;</text:span></text:h>
      <text:h text:style-name="Default" text:outline-level="1">195 <text:s/></text:h>
      <text:h text:style-name="Default" text:outline-level="1">196 <text:s text:c="5"/><text:span text:style-name="style5">while</text:span><text:span text:style-name="style10">(</text:span><text:span text:style-name="style11">decyzja</text:span><text:span text:style-name="style10">!=</text:span><text:span text:style-name="style7">'x' </text:span><text:span text:style-name="style10">&amp;&amp; </text:span><text:span text:style-name="style11">decyzja </text:span><text:span text:style-name="style10">!= </text:span><text:span text:style-name="style7">'n'</text:span><text:span text:style-name="style10">){</text:span></text:h>
      <text:h text:style-name="Default" text:outline-level="1">197 <text:s text:c="5"/><text:span text:style-name="style16">cout</text:span><text:span text:style-name="style10">&lt;&lt;</text:span><text:span text:style-name="style6">"ABY WYJSC WCISNIJ \"X\", NOWY PLIK WCISNIJ \"N\": "</text:span><text:span text:style-name="style10">;</text:span></text:h>
      <text:h text:style-name="Default" text:outline-level="1">198 <text:s text:c="5"/><text:span text:style-name="style16">cin</text:span><text:span text:style-name="style10">&gt;&gt;</text:span><text:span text:style-name="style11">decyzja</text:span><text:span text:style-name="style10">;</text:span></text:h>
      <text:h text:style-name="Default" text:outline-level="1">199 <text:s text:c="5"/><text:span text:style-name="style5">if</text:span><text:span text:style-name="style10">(</text:span><text:span text:style-name="style11">decyzja </text:span><text:span text:style-name="style10">== </text:span><text:span text:style-name="style7">'x' </text:span><text:span text:style-name="style10">|| </text:span><text:span text:style-name="style11">decyzja </text:span><text:span text:style-name="style10">== </text:span><text:span text:style-name="style7">'n' </text:span><text:span text:style-name="style10">|| </text:span><text:span text:style-name="style11">decyzja </text:span><text:span text:style-name="style10">== </text:span><text:span text:style-name="style7">'N'</text:span><text:span text:style-name="style10">|| </text:span><text:span text:style-name="style11">decyzja </text:span><text:span text:style-name="style10">== </text:span><text:span text:style-name="style7">'X'</text:span><text:span text:style-name="style10">){</text:span></text:h>
      <text:h text:style-name="Default" text:outline-level="1">200 <text:s text:c="9"/><text:span text:style-name="style5">break</text:span><text:span text:style-name="style10">;</text:span></text:h>
      <text:h text:style-name="Default" text:outline-level="1">201 <text:s text:c="5"/><text:span text:style-name="style10">}</text:span></text:h>
      <text:h text:style-name="Default" text:outline-level="1">202 <text:s text:c="5"/><text:span text:style-name="style5">else</text:span><text:span text:style-name="style10">{</text:span></text:h>
      <text:h text:style-name="Default" text:outline-level="1">203 <text:s text:c="9"/><text:span text:style-name="style16">cout</text:span><text:span text:style-name="style10">&lt;&lt;</text:span><text:span text:style-name="style16">endl</text:span><text:span text:style-name="style10">&lt;&lt;</text:span><text:span text:style-name="style6">" <text:s text:c="10"/>NIEPRAWIDLOWY ZNAK!"</text:span><text:span text:style-name="style10">&lt;&lt;</text:span><text:span text:style-name="style16">endl</text:span><text:span text:style-name="style10">;</text:span></text:h>
      <text:h text:style-name="Default" text:outline-level="1">204 <text:s text:c="5"/><text:span text:style-name="style10">}</text:span></text:h>
      <text:h text:style-name="Default" text:outline-level="1">205 <text:s/><text:span text:style-name="style10">}</text:span></text:h>
      <text:h text:style-name="Default" text:outline-level="1">206 <text:s/></text:h>
      <text:h text:style-name="Default" text:outline-level="1">207 <text:s text:c="5"/><text:span text:style-name="style5">if</text:span><text:span text:style-name="style10">(</text:span><text:span text:style-name="style11">decyzja </text:span><text:span text:style-name="style10">== </text:span><text:span text:style-name="style7">'x'</text:span><text:span text:style-name="style10">|| </text:span><text:span text:style-name="style11">decyzja </text:span><text:span text:style-name="style10">== </text:span><text:span text:style-name="style7">'X'</text:span><text:span text:style-name="style10">){</text:span></text:h>
      <text:h text:style-name="Default" text:outline-level="1">208 <text:s text:c="9"/><text:span text:style-name="style5">return </text:span><text:span text:style-name="style4">0</text:span><text:span text:style-name="style10">;</text:span></text:h>
      <text:h text:style-name="Default" text:outline-level="1">209 <text:s text:c="5"/><text:span text:style-name="style10">}</text:span></text:h>
      <text:h text:style-name="Default" text:outline-level="1">210 <text:s text:c="5"/><text:span text:style-name="style10">}</text:span></text:h>
      <text:h text:style-name="Default" text:outline-level="1">211 <text:s text:c="5"/><text:span text:style-name="style5">while</text:span><text:span text:style-name="style10">(</text:span><text:span text:style-name="style11">decyzja </text:span><text:span text:style-name="style10">!= </text:span><text:span text:style-name="style7">'x'</text:span><text:span text:style-name="style10">|| </text:span><text:span text:style-name="style11">decyzja </text:span><text:span text:style-name="style10">== </text:span><text:span text:style-name="style7">'X'</text:span><text:span text:style-name="style10">);</text:span></text:h>
      <text:h text:style-name="Default" text:outline-level="1">212 <text:s text:c="5"/><text:span text:style-name="style5">return </text:span><text:span text:style-name="style4">0</text:span><text:span text:style-name="style10">;</text:span></text:h>
      <text:h text:style-name="Default" text:outline-level="1">213 <text:s/></text:h>
      <text:h text:style-name="Default" text:outline-level="1">214 <text:s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class="text">
      <style:text-properties style:font-name="Courier New" fo:font-size="8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style0" style:family="text">
      <style:text-properties fo:color="#000000" style:font-name="Courier New" fo:background-color="#ffffff"/>
    </style:style>
    <style:style style:name="style11" style:family="text">
      <style:text-properties fo:color="#000000" style:font-name="Courier New" fo:background-color="#ffffff"/>
    </style:style>
    <style:style style:name="style64" style:family="text">
      <style:text-properties fo:color="#c8c8c8" style:font-name="Courier New"/>
    </style:style>
    <style:style style:name="style72" style:family="text">
      <style:text-properties fo:color="#c8c8c8" style:font-name="Courier New"/>
    </style:style>
    <style:style style:name="style75" style:family="text">
      <style:text-properties fo:color="#c8c8c8" style:font-name="Courier New"/>
    </style:style>
    <style:style style:name="style1" style:family="text">
      <style:text-properties fo:color="#a0a0a0" style:font-name="Courier New"/>
    </style:style>
    <style:style style:name="style23" style:family="text">
      <style:text-properties fo:color="#a0a0a0" style:font-name="Courier New"/>
    </style:style>
    <style:style style:name="style65" style:family="text">
      <style:text-properties fo:color="#a0a0a0" style:font-name="Courier New"/>
    </style:style>
    <style:style style:name="style87" style:family="text">
      <style:text-properties fo:color="#a0a0a0" style:font-name="Courier New"/>
    </style:style>
    <style:style style:name="style2" style:family="text">
      <style:text-properties fo:color="#bebee6" style:font-name="Courier New"/>
    </style:style>
    <style:style style:name="style66" style:family="text">
      <style:text-properties fo:color="#bebee6" style:font-name="Courier New"/>
    </style:style>
    <style:style style:name="style3" style:family="text">
      <style:text-properties fo:color="#8080ff" style:font-name="Courier New" fo:font-weight="bold"/>
    </style:style>
    <style:style style:name="style24" style:family="text">
      <style:text-properties fo:color="#8080ff" style:font-name="Courier New" fo:font-weight="bold"/>
    </style:style>
    <style:style style:name="style67" style:family="text">
      <style:text-properties fo:color="#8080ff" style:font-name="Courier New" fo:font-weight="bold"/>
    </style:style>
    <style:style style:name="style88" style:family="text">
      <style:text-properties fo:color="#8080ff" style:font-name="Courier New" fo:font-weight="bold"/>
    </style:style>
    <style:style style:name="style15" style:family="text">
      <style:text-properties fo:color="#8080ff" style:font-name="Courier New" fo:font-weight="bold"/>
    </style:style>
    <style:style style:name="style79" style:family="text">
      <style:text-properties fo:color="#8080ff" style:font-name="Courier New" fo:font-weight="bold"/>
    </style:style>
    <style:style style:name="style17" style:family="text">
      <style:text-properties fo:color="#008080" style:font-name="Courier New"/>
    </style:style>
    <style:style style:name="style81" style:family="text">
      <style:text-properties fo:color="#008080" style:font-name="Courier New"/>
    </style:style>
    <style:style style:name="style18" style:family="text">
      <style:text-properties fo:color="#800000" style:font-name="Courier New"/>
    </style:style>
    <style:style style:name="style82" style:family="text">
      <style:text-properties fo:color="#800000" style:font-name="Courier New"/>
    </style:style>
    <style:style style:name="style4" style:family="text">
      <style:text-properties fo:color="#f000f0" style:font-name="Courier New"/>
    </style:style>
    <style:style style:name="style68" style:family="text">
      <style:text-properties fo:color="#f0c8f0" style:font-name="Courier New"/>
    </style:style>
    <style:style style:name="style5" style:family="text">
      <style:text-properties fo:color="#0000a0" style:font-name="Courier New" fo:font-weight="bold"/>
    </style:style>
    <style:style style:name="style69" style:family="text">
      <style:text-properties fo:color="#8787c8" style:font-name="Courier New" fo:font-weight="bold"/>
    </style:style>
    <style:style style:name="style16" style:family="text">
      <style:text-properties fo:color="#00a000" style:font-name="Courier New" fo:font-weight="bold"/>
    </style:style>
    <style:style style:name="style80" style:family="text">
      <style:text-properties fo:color="#9ac89a" style:font-name="Courier New" fo:font-weight="bold"/>
    </style:style>
    <style:style style:name="style19" style:family="text">
      <style:text-properties fo:color="#be00be" style:font-name="Courier New" fo:font-weight="bold"/>
    </style:style>
    <style:style style:name="style83" style:family="text">
      <style:text-properties fo:color="#be89be" style:font-name="Courier New" fo:font-weight="bold"/>
    </style:style>
    <style:style style:name="style6" style:family="text">
      <style:text-properties fo:color="#0000ff" style:font-name="Courier New"/>
    </style:style>
    <style:style style:name="style12" style:family="text">
      <style:text-properties fo:color="#0000ff" style:font-name="Courier New"/>
    </style:style>
    <style:style style:name="style20" style:family="text">
      <style:text-properties fo:color="#0000ff" style:font-name="Courier New"/>
    </style:style>
    <style:style style:name="style70" style:family="text">
      <style:text-properties fo:color="#bebeff" style:font-name="Courier New"/>
    </style:style>
    <style:style style:name="style76" style:family="text">
      <style:text-properties fo:color="#bebeff" style:font-name="Courier New"/>
    </style:style>
    <style:style style:name="style7" style:family="text">
      <style:text-properties fo:color="#e0a000" style:font-name="Courier New"/>
    </style:style>
    <style:style style:name="style71" style:family="text">
      <style:text-properties fo:color="#e0ce9f" style:font-name="Courier New"/>
    </style:style>
    <style:style style:name="style8" style:family="text">
      <style:text-properties fo:color="#000000" style:font-name="Courier New"/>
    </style:style>
    <style:style style:name="style9" style:family="text">
      <style:text-properties fo:color="#00a000" style:font-name="Courier New"/>
    </style:style>
    <style:style style:name="style73" style:family="text">
      <style:text-properties fo:color="#84a084" style:font-name="Courier New"/>
    </style:style>
    <style:style style:name="style10" style:family="text">
      <style:text-properties fo:color="#ff0000" style:font-name="Courier New"/>
    </style:style>
    <style:style style:name="style74" style:family="text">
      <style:text-properties fo:color="#ffc8c8" style:font-name="Courier New"/>
    </style:style>
    <style:style style:name="style34" style:family="text">
      <style:text-properties fo:color="#000000" style:font-name="Courier New" fo:font-weight="bold" fo:background-color="#80ffff"/>
    </style:style>
    <style:style style:name="style35" style:family="text">
      <style:text-properties fo:color="#ffffff" style:font-name="Courier New" fo:font-weight="bold" fo:background-color="#ff0000"/>
    </style:style>
    <style:style style:name="style50" style:family="text">
      <style:text-properties fo:color="#404080" style:font-name="Courier New" fo:font-style="italic"/>
    </style:style>
    <style:style style:name="style114" style:family="text">
      <style:text-properties fo:color="#8585ac" style:font-name="Courier New" fo:font-style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Source file exported from Code::Blocks Source Exporter plugin</dc:title>
    <meta:document-statistic meta:table-count="0" meta:image-count="0" meta:object-count="0" meta:page-count="3" meta:paragraph-count="216" meta:word-count="977" meta:character-count="7745"/>
    <dc:date>2020-01-24T00:56:10.41</dc:date>
    <dc:creator>mat k</dc:creator>
    <meta:editing-duration>PT4M43S</meta:editing-duration>
    <meta:editing-cycles>1</meta:editing-cycles>
  </office:meta>
</office:document-meta>
</file>